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58%" style:font-size-asian="10.5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text-position="sub 58%" fo:font-size="16pt" style:font-size-asian="16pt" style:font-size-complex="16pt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b 80%" fo:font-size="16pt" style:font-size-asian="16pt" style:font-size-complex="16pt"/>
    </style:style>
    <style:style style:name="T7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7023860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node n is main responsible for id<text:span text:style-name="T7">n</text:span> &lt; key &lt; id<text:span text:style-name="T7">n+1</text:span></text:p>
            </text:list-item>
            <text:list-item>
              <text:p text:style-name="P1">nodes n+1, n+2, …, n+m are responsibles for m replicas of id<text:span text:style-name="T7">n</text:span> &lt; key &lt; id<text:span text:style-name="T7">n+1</text:span></text:p>
            </text:list-item>
          </text:list>
        </text:list-item>
        <text:list-item>
          <text:p text:style-name="P1">node in/out managed by gossiping</text:p>
          <text:list>
            <text:list-item>
              <text:p text:style-name="P1">on node activation, the node takes all ids from a contact, then gossips its presence to be included in the partition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No confirmation round like in dynamo</text:p>
            </text:list-item>
            <text:list-item>
              <text:p text:style-name="P1">upon reception of gossip message about node death, if keys that belong to a node change the responsible node, the node asks ...</text:p>
            </text:list-item>
          </text:list>
        </text:list-item>
      </text:list>
      <text:list xml:id="list1986406706" text:style-name="L2">
        <text:list-item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08T16:12:48</dc:date>
    <dc:creator>unine </dc:creator>
    <meta:editing-duration>PT1H36M5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9" meta:word-count="151" meta:character-count="774"/>
  </office:meta>
</office:document-meta>
</file>